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center" fo:background-color="transparent">
        <style:background-image/>
      </style:table-properties>
    </style:style>
    <style:style style:name="Tabela1.A" style:family="table-column">
      <style:table-column-properties style:column-width="3.401cm"/>
    </style:style>
    <style:style style:name="Tabela1.B" style:family="table-column">
      <style:table-column-properties style:column-width="3.399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E1" style:family="table-cell">
      <style:table-cell-properties fo:background-color="#cccccc" fo:padding="0.097cm" fo:border="0.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7ffef"/>
    </style:style>
    <style:style style:name="P2" style:family="paragraph" style:parent-style-name="Standard">
      <style:paragraph-properties fo:text-align="center" style:justify-single-word="false"/>
      <style:text-properties fo:font-size="8pt" officeooo:paragraph-rsid="0017ffef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font-size="8pt" officeooo:rsid="0017ffef" officeooo:paragraph-rsid="0017ffef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8pt" fo:font-weight="bold" officeooo:paragraph-rsid="0017ffef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fo:font-size="8pt" fo:font-weight="bold" officeooo:rsid="0017ffef" officeooo:paragraph-rsid="0017ffef" style:font-size-asian="8pt" style:font-weight-asian="bold" style:font-size-complex="8pt" style:font-weight-complex="bold"/>
    </style:style>
    <style:style style:name="P6" style:family="paragraph" style:parent-style-name="Standard" style:list-style-name="L1">
      <style:text-properties officeooo:paragraph-rsid="0017ffef"/>
    </style:style>
    <style:style style:name="P7" style:family="paragraph" style:parent-style-name="Standard" style:list-style-name="L2">
      <style:text-properties officeooo:paragraph-rsid="0017ffef"/>
    </style:style>
    <style:style style:name="T1" style:family="text">
      <style:text-properties officeooo:rsid="0017ffef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Bold">H</text:span><text:span text:style-name="Bold"><text:span text:style-name="T1">istória de usuário</text:span></text:span><text:span text:style-name="Bold"> </text:span><text:span text:style-name="Bold"><text:span text:style-name="T2">Pagamento Online</text:span></text:span></text:p>
      <text:p text:style-name="Standard"/>
      <table:table table:name="Tabela1" table:style-name="Tabela1">
        <table:table-column table:style-name="Tabela1.A"/>
        <table:table-column table:style-name="Tabela1.B" table:number-columns-repeated="2"/>
        <table:table-column table:style-name="Tabela1.A" table:number-columns-repeated="2"/>
        <table:table-row table:style-name="Tabela1.1">
          <table:table-cell table:style-name="Tabela1.A1" office:value-type="string">
            <text:p text:style-name="P5">Data</text:p>
          </table:table-cell>
          <table:table-cell table:style-name="Tabela1.A1" office:value-type="string">
            <text:p text:style-name="P5">Versão</text:p>
          </table:table-cell>
          <table:table-cell table:style-name="Tabela1.A1" office:value-type="string">
            <text:p text:style-name="P5">Descrição</text:p>
          </table:table-cell>
          <table:table-cell table:style-name="Tabela1.A1" office:value-type="string">
            <text:p text:style-name="P4">Criador(a)/Modificador(a)</text:p>
          </table:table-cell>
          <table:table-cell table:style-name="Tabela1.E1" office:value-type="string">
            <text:p text:style-name="P4">Revisor(a) </text:p>
          </table:table-cell>
        </table:table-row>
        <table:table-row>
          <table:table-cell table:style-name="Tabela1.A2" office:value-type="string">
            <text:p text:style-name="P2">11/09/2025</text:p>
          </table:table-cell>
          <table:table-cell table:style-name="Tabela1.A2" office:value-type="string">
            <text:p text:style-name="P3">1.0</text:p>
          </table:table-cell>
          <table:table-cell table:style-name="Tabela1.A2" office:value-type="string">
            <text:p text:style-name="P2">Criação do documento</text:p>
          </table:table-cell>
          <table:table-cell table:style-name="Tabela1.A2" office:value-type="string">
            <text:p text:style-name="P2">Thiago Leite</text:p>
          </table:table-cell>
          <table:table-cell table:style-name="Tabela1.E2" office:value-type="string">
            <text:p text:style-name="P2">Mariana Cerigatto</text:p>
          </table:table-cell>
        </table:table-row>
        <table:table-row table:style-name="Tabela1.1">
          <table:table-cell table:style-name="Tabela1.A2" office:value-type="string">
            <text:p text:style-name="P2">12/09/2025</text:p>
          </table:table-cell>
          <table:table-cell table:style-name="Tabela1.A2" office:value-type="string">
            <text:p text:style-name="P3">1.1</text:p>
          </table:table-cell>
          <table:table-cell table:style-name="Tabela1.A2" office:value-type="string">
            <text:p text:style-name="P2">Melhorias nos Critérios de Aceitação, RNFs e Cenários</text:p>
          </table:table-cell>
          <table:table-cell table:style-name="Tabela1.A2" office:value-type="string">
            <text:p text:style-name="P2">Thiago Leite</text:p>
          </table:table-cell>
          <table:table-cell table:style-name="Tabela1.E2" office:value-type="string">
            <text:p text:style-name="P2">Mariana Cerigatto</text:p>
          </table:table-cell>
        </table:table-row>
      </table:table>
      <text:p text:style-name="Standard"/>
      <text:p text:style-name="Standard"/>
      <text:p text:style-name="Standard"><text:span text:style-name="Bold">Como</text:span> usuário autenticado do site baratim.com.br</text:p>
      <text:p text:style-name="Standard"/>
      <text:p text:style-name="Standard"><text:span text:style-name="Bold">Quero</text:span> finalizar a compra dos produtos do meu carrinho escolhendo um método de pagamento on-line</text:p>
      <text:p text:style-name="Standard"/>
      <text:p text:style-name="Standard"><text:span text:style-name="Bold">Para</text:span> registrar meu pedido e receber a confirmação de compra com o comprovante.</text:p>
      <text:p text:style-name="Standard"/>
      <text:p text:style-name="Standard"><text:span text:style-name="Bold"/></text:p>
      <text:p text:style-name="Standard"><text:span text:style-name="Bold"><text:span text:style-name="T2">Cenários</text:span></text:span></text:p>
      <text:p text:style-name="Standard"/>
      <text:p text:style-name="Standard"><text:span text:style-name="Bold"><text:tab/>Cenário 1 – Finalizar compra com sucesso</text:span></text:p>
      <text:p text:style-name="Standard"/>
      <text:p text:style-name="Standard"><text:span text:style-name="Bold"><text:tab/>Dado que</text:span> o usuário acessa o carrinho com, pelo menos, um produto</text:p>
      <text:p text:style-name="Standard"/>
      <text:p text:style-name="Standard"><text:span text:style-name="Bold"><text:tab/>Quando</text:span> seleciona a opção <text:span text:style-name="T2">Finalizar Compra,</text:span> informa endereço, escolhe método de <text:tab/>pagamento e insere os dados válidos</text:p>
      <text:p text:style-name="Standard"/>
      <text:p text:style-name="Standard"><text:span text:style-name="Bold"><text:tab/>Então</text:span> o site processa o pagamento, confirma a compra, exibe o comprovante em tela e <text:tab/>envia por e-mail.</text:p>
      <text:p text:style-name="Standard"/>
      <text:p text:style-name="Standard"><text:span text:style-name="T2"><text:tab/>Regras</text:span>: RN01, RN02, RN03</text:p>
      <text:p text:style-name="Standard"/>
      <text:p text:style-name="Standard"><text:span text:style-name="T2"><text:tab/>RNFs</text:span>: RNF01, RNF02</text:p>
      <text:p text:style-name="Standard"/>
      <text:p text:style-name="Standard"/>
      <text:p text:style-name="Standard"><text:span text:style-name="Bold"><text:tab/>Cenário 2 – Comprar mais produtos</text:span></text:p>
      <text:p text:style-name="Standard"/>
      <text:p text:style-name="Standard"><text:span text:style-name="Bold"><text:tab/>Dado que</text:span> o usuário acessa o carrinho</text:p>
      <text:p text:style-name="Standard"/>
      <text:p text:style-name="Standard"><text:span text:style-name="Bold"><text:tab/>Quando</text:span> decide não finalizar a compra e volta para navegar no site</text:p>
      <text:p text:style-name="Standard"/>
      <text:p text:style-name="Standard"><text:span text:style-name="Bold"><text:tab/>Então</text:span> o carrinho permanece inalterado e o fluxo de pagamento é encerrado.</text:p>
      <text:p text:style-name="Standard"/>
      <text:p text:style-name="Standard"/>
      <text:p text:style-name="Standard"><text:span text:style-name="Bold"><text:tab/>Cenário 3 – Desistir da compra</text:span></text:p>
      <text:p text:style-name="Standard"/>
      <text:p text:style-name="Standard"><text:span text:style-name="Bold"><text:tab/>Dado que</text:span> o usuário acessa o carrinho</text:p>
      <text:p text:style-name="Standard"/>
      <text:p text:style-name="Standard"><text:span text:style-name="Bold"><text:tab/>Quando</text:span> seleciona a opção <text:span text:style-name="T2">Esvaziar Carrinho</text:span></text:p>
      <text:p text:style-name="Standard"/>
      <text:p text:style-name="Standard"><text:span text:style-name="Bold"><text:tab/>Então</text:span> o site remove todos os produtos e exibe a mensagem “Carrinho vazio”.</text:p>
      <text:p text:style-name="Standard"/>
      <text:p text:style-name="Standard"/>
      <text:p text:style-name="Standard"><text:soft-page-break/></text:p>
      <text:p text:style-name="Standard"><text:span text:style-name="Bold"><text:tab/>Cenário 4 – Dados de pagamento inválidos</text:span></text:p>
      <text:p text:style-name="Standard"/>
      <text:p text:style-name="Standard"><text:span text:style-name="Bold"><text:tab/>Dado que</text:span> o usuário selecionou pagamento via cartão</text:p>
      <text:p text:style-name="Standard"/>
      <text:p text:style-name="Standard"><text:span text:style-name="Bold"><text:tab/>Quando</text:span> informa dados inválidos</text:p>
      <text:p text:style-name="Standard"/>
      <text:p text:style-name="Standard"><text:span text:style-name="Bold"><text:tab/>Então</text:span> o site exibe a mensagem “Dados de pagamento inválidos. Favor revisá-los” e <text:tab/>retorna à tela de inserção de dados.</text:p>
      <text:p text:style-name="Standard"/>
      <text:p text:style-name="Standard"><text:span text:style-name="T2"><text:tab/>Regras</text:span>: RN02-c</text:p>
      <text:p text:style-name="Standard"/>
      <text:p text:style-name="Standard"/>
      <text:p text:style-name="Standard"><text:span text:style-name="Bold"><text:tab/>Cenário 5 – Sistema de pagamento parceiro indisponível</text:span></text:p>
      <text:p text:style-name="Standard"/>
      <text:p text:style-name="Standard"><text:span text:style-name="Bold"><text:tab/>Dado que</text:span> o usuário tentou realizar o pagamento</text:p>
      <text:p text:style-name="Standard"/>
      <text:p text:style-name="Standard"><text:span text:style-name="Bold"><text:tab/>Quando</text:span> o sistema de pagamento parceiro está off-line</text:p>
      <text:p text:style-name="Standard"/>
      <text:p text:style-name="Standard"><text:span text:style-name="Bold"><text:tab/>Então</text:span> o site exibe a mensagem “Impossível realizar pagamento. Sistema de pagamento <text:tab/>off-line” e encerra o fluxo.</text:p>
      <text:p text:style-name="Standard"/>
      <text:p text:style-name="Standard"><text:span text:style-name="T2"><text:tab/>RNFs</text:span>: RNF01</text:p>
      <text:p text:style-name="Standard"/>
      <text:p text:style-name="Standard"/>
      <text:p text:style-name="Standard"><text:span text:style-name="Bold"><text:tab/>Cenário 6 – Aplicar cupom de desconto</text:span></text:p>
      <text:p text:style-name="Standard"/>
      <text:p text:style-name="Standard"><text:span text:style-name="Bold"><text:tab/>Dado que</text:span> o usuário possui um cupom válido</text:p>
      <text:p text:style-name="Standard"/>
      <text:p text:style-name="Standard"><text:span text:style-name="Bold"><text:tab/>Quando</text:span> insere o cupom antes de finalizar a compra</text:p>
      <text:p text:style-name="Standard"/>
      <text:p text:style-name="Standard"><text:span text:style-name="Bold"><text:tab/>Então</text:span> o desconto é aplicado no valor total da compra.</text:p>
      <text:p text:style-name="Standard"/>
      <text:p text:style-name="Standard"/>
      <text:p text:style-name="Standard"><text:span text:style-name="Bold"><text:tab/>Cenário 7 – Calcular frete</text:span></text:p>
      <text:p text:style-name="Standard"/>
      <text:p text:style-name="Standard"><text:span text:style-name="Bold"><text:tab/>Dado que</text:span> o usuário informou endereço de entrega</text:p>
      <text:p text:style-name="Standard"/>
      <text:p text:style-name="Standard"><text:span text:style-name="Bold"><text:tab/>Quando</text:span> solicita o cálculo do frete</text:p>
      <text:p text:style-name="Standard"/>
      <text:p text:style-name="Standard"><text:span text:style-name="Bold"><text:tab/>Então</text:span> o site apresenta o valor e o prazo de entrega para o pedido.</text:p>
      <text:p text:style-name="Standard"/>
      <text:p text:style-name="Standard"><text:span text:style-name="T2"><text:tab/>Regras</text:span>: RN01</text:p>
      <text:p text:style-name="Standard"/>
      <text:p text:style-name="P1"><text:span text:style-name="Bold"><text:span text:style-name="T2">Critérios de Aceitação</text:span></text:span></text:p>
      <text:p text:style-name="P1"/>
      <text:p text:style-name="P1"><text:span text:style-name="T1">(</text:span>Em texto livre<text:span text:style-name="T1">)</text:span></text:p>
      <text:p text:style-name="P1"/>
      <text:list text:style-name="L1">
        <text:list-item>
          <text:p text:style-name="P6"><text:span text:style-name="Bold">CA01</text:span>: O site deve permitir que o usuário finalize a compra apenas com endereço e dados de pagamento válidos;</text:p>
        </text:list-item>
        <text:list-item>
          <text:p text:style-name="P6"><text:span text:style-name="Bold">CA02</text:span>: O site deve exibir mensagem de erro sempre que os dados do cartão forem inválidos;</text:p>
        </text:list-item>
        <text:list-item>
          <text:p text:style-name="P6"><text:soft-page-break/><text:span text:style-name="Bold">CA03</text:span>: O site deve informar indisponibilidade caso o parceiro de pagamento esteja fora do ar;</text:p>
        </text:list-item>
        <text:list-item>
          <text:p text:style-name="P6"><text:span text:style-name="Bold">CA04</text:span>: O site deve enviar o comprovante de pagamento por e-mail com todos os dados da compra confirmada;</text:p>
          <text:p text:style-name="P6"/>
        </text:list-item>
      </text:list>
      <text:p text:style-name="P1"><text:span text:style-name="T1">(</text:span>Em Given-When-Then<text:span text:style-name="T1">)</text:span></text:p>
      <text:p text:style-name="P1"/>
      <text:list text:style-name="L2">
        <text:list-item>
          <text:p text:style-name="P7"><text:span text:style-name="Bold">CA01</text:span>: <text:span text:style-name="Bold">Dado que</text:span> o usuário preencheu endereço válido, <text:span text:style-name="Bold">quando</text:span> seleciona o método de pagamento suportado (cartão/PIX), <text:span text:style-name="Bold">então</text:span> o site deve registrar o pagamento e confirmar o pedido;</text:p>
        </text:list-item>
        <text:list-item>
          <text:p text:style-name="P7"><text:span text:style-name="Bold">CA02</text:span>: <text:span text:style-name="Bold">Dado que</text:span> o usuário informou dados de cartão inválidos, <text:span text:style-name="Bold">quando</text:span> o sistema parceiro validar, <text:span text:style-name="Bold">então</text:span> deve ser exibida a mensagem de erro e solicitada nova tentativa;</text:p>
        </text:list-item>
        <text:list-item>
          <text:p text:style-name="P7"><text:span text:style-name="Bold">CA03</text:span>: <text:span text:style-name="Bold">Dado que</text:span> o sistema parceiro esteja fora do ar, <text:span text:style-name="Bold">quando</text:span> o usuário tentar pagar, <text:span text:style-name="Bold">então</text:span> o site deve exibir mensagem de indisponibilidade;</text:p>
        </text:list-item>
        <text:list-item>
          <text:p text:style-name="P7"><text:span text:style-name="Bold">CA04</text:span>: <text:span text:style-name="Bold">Dado que</text:span> o pagamento seja confirmado, <text:span text:style-name="Bold">quando</text:span> o pedido for registrado, <text:span text:style-name="Bold">então</text:span> o site deve enviar comprovante por e-mail com número, lista de produtos, valor total e prazo de entrega.</text:p>
          <text:p text:style-name="P7"><text:span text:style-name="Bold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old" style:family="text">
      <style:text-properties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12-08T13:53:06.088000000</dc:date>
    <meta:editing-duration>PT15M8S</meta:editing-duration>
    <meta:editing-cycles>3</meta:editing-cycles>
    <meta:document-statistic meta:table-count="1" meta:image-count="0" meta:object-count="0" meta:page-count="3" meta:paragraph-count="66" meta:word-count="538" meta:character-count="3279" meta:non-whitespace-character-count="2770"/>
  </office:meta>
</office:document-meta>
</file>